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 style:list-style-name="L1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Arial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ielgruppe:</text:p>
      <text:list xml:id="list8170136565796521044" text:style-name="L1">
        <text:list-item>
          <text:p text:style-name="P3">Alter von 14 – 35 ( Geschätztes Alter in dem Interesse an Zombiespielen besteht )</text:p>
        </text:list-item>
        <text:list-item>
          <text:p text:style-name="P3">Bevorzugt männlich</text:p>
        </text:list-item>
        <text:list-item>
          <text:p text:style-name="P3">Besonders ansprechen sollte es Gamer/Horrorgamer/Brettspielliebhaber</text:p>
        </text:list-item>
        <text:list-item>
          <text:p text:style-name="P3">Beruf/Herkunft irrelevant</text:p>
        </text:list-item>
        <text:list-item>
          <text:p text:style-name="P3">Interesse in bekannten Zombiespielen-/Filmen-/Serien ( TWD, DayZ, Resident Evil, etc.)</text:p>
          <text:p text:style-name="P3">→ Aber auch Fantasie, Mystik, Strategie</text:p>
        </text:list-item>
        <text:list-item>
          <text:p text:style-name="P3">Angelegt auf lange Spielabende, nicht für zwischendurch</text:p>
        </text:list-item>
        <text:list-item>
          <text:p text:style-name="P3">Flexible Spieler, welche sich auch gerne mal intensiv mit einem Spiel beschäftigen</text:p>
        </text:list-item>
      </text:list>
      <text:p text:style-name="P2"/>
      <text:p text:style-name="P1">Alleinstellungsmerkmale:</text:p>
      <text:p text:style-name="P4"><text:s text:c="6"/>→ Sei der letzte Überlebende in einer Welt, in der nicht nur Zombies deine Feinde sind, <text:s text:c="20"/>sondern womöglich auch deine Mitstreiter ←</text:p>
      <text:p text:style-name="P4"/>
      <text:list xml:id="list6939160283066076123" text:style-name="L2">
        <text:list-item>
          <text:list>
            <text:list-item>
              <text:list>
                <text:list-item>
                  <text:p text:style-name="P6">Soll das Spielkonzept von DayZ ( Zombie-Survival / Apokalypse ) in seiner Mechanik und Vielfalt als Brettspiel umsetzen</text:p>
                </text:list-item>
                <text:list-item>
                  <text:p text:style-name="P6">Gefördert wird hier vor allem die Risikobereitschaft, als auch eine vorsichtige</text:p>
                  <text:p text:style-name="P6">Vorgehensweise </text:p>
                </text:list-item>
                <text:list-item>
                  <text:p text:style-name="P6">Progressive Steigerung der eigenen Stärke und der Verschaffung eines Vorteils</text:p>
                  <text:p text:style-name="P6">gegenüber den Mitspielern sind Kernelemente</text:p>
                </text:list-item>
                <text:list-item>
                  <text:p text:style-name="P6">Storytelling steht im Hintergrund, da jede neue Runde DayZ einen indiviuellen </text:p>
                  <text:p text:style-name="P6">Verlauf nimmt und der Fortschritt zufällig und willkürlich sein kann</text:p>
                </text:list-item>
              </text:list>
            </text:list-item>
          </text:list>
        </text:list-item>
      </text:list>
      <text:p text:style-name="P5"/>
      <text:list xml:id="list546621671996513467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Vergleicht man das Spiel in seiner Mechanik mit anderen bereits vorhandenen Titeln, zieht man parallelen zu „Die Siedler von Katan“</text:p>
                                  <text:p text:style-name="P7">und „Cluedo“</text:p>
                                  <text:p text:style-name="P7"/>
                                  <text:p text:style-name="P7">→ <text:span text:style-name="T2">DayZ bietet eine Mischung aus wirtschaftlichen, taktischen und sozialen Aspekten, während es die eigentliche Komplexität durch vorgegebene Vorgehensweisen und Zufallsereignissen nimm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35509960" text:continue-list="list6939160283066076123" text:style-name="L2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5:14:39.08</meta:creation-date>
    <meta:document-statistic meta:table-count="0" meta:image-count="0" meta:object-count="0" meta:page-count="1" meta:paragraph-count="21" meta:word-count="211" meta:character-count="1470"/>
    <dc:date>2014-10-16T15:35:42.56</dc:date>
    <meta:editing-duration>PT12S</meta:editing-duration>
    <meta:editing-cycles>1</meta:editing-cycles>
    <meta:generator>OpenOffice/4.0.1$Win32 OpenOffice.org_project/401m5$Build-9714</meta:generator>
  </office:meta>
</office:document-meta>
</file>